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5-09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5-04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4-09-3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4-04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3-09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3-04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2-09-1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2-04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1-09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1-05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0-09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20-04-2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9-09-10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9-04-1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8-08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8-04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7-09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7-04-1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6-09-0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6-04-0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5-09-0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5-04-1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4-09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4-04-1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3-09-1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3-04-1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3-02-0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2-12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2-09-1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2-06-2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2-04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2-03-1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2-02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2-01-3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1-12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1-11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1-09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1-08-0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1-04-1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10-2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09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08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07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06-30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05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04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03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02-24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10-01-1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2-1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1-1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8-0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6-1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5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26076454802</text:p>
          </table:table-cell>
          <table:table-cell office:value-type="string" calcext:value-type="string">
            <text:p>AA Bb <text:s/>87</text:p>
          </table:table-cell>
          <table:table-cell office:value-type="string" calcext:value-type="string">
            <text:p>200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4" meta:object-count="0"/>
    <meta:user-defined meta:name="AppVersion">3.0</meta:user-defined>
  </office:meta>
</office:document-meta>
</file>